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509.87pt" svg:y="18.06pt">
            <loext:p draw:notify-on-update-of-ranges="results.A1:results.A1 results.A2:results.A2 results.B1:results.B1 results.B2:results.B2 results.C1:results.C1 results.C2:results.C2 results.D1:results.D1 results.D2:results.D2 results.E1:results.E1 results.E2:results.E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46pt" svg:y="291.2pt">
            <loext:p draw:notify-on-update-of-ranges="results.A3:results.A3 results.B3:results.B3 results.C3:results.C3 results.D3:results.D3 results.E3:results.E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6.66pt" svg:y="575.8pt">
            <loext:p draw:notify-on-update-of-ranges="results.A4:results.A5 results.B4:results.B5 results.C4:results.C5 results.D4:results.D5 results.E4:results.E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pt" svg:y="558.48pt">
            <loext:p draw:notify-on-update-of-ranges="results.A7:results.A7 results.B7:results.B7 results.C7:results.C7 results.D7:results.D7 results.E7:results.E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ember2</text:p>
          </table:table-cell>
          <table:table-cell office:value-type="string" calcext:value-type="string">
            <text:p>incrementaldom</text:p>
          </table:table-cell>
        </table:table-row>
        <table:table-row table:style-name="ro1">
          <table:table-cell office:value-type="string" calcext:value-type="string">
            <text:p>MajorGC</text:p>
          </table:table-cell>
          <table:table-cell office:value-type="float" office:value="10.4086" calcext:value-type="float">
            <text:p>10.4086</text:p>
          </table:table-cell>
          <table:table-cell office:value-type="float" office:value="21.4694" calcext:value-type="float">
            <text:p>21.4694</text:p>
          </table:table-cell>
          <table:table-cell office:value-type="float" office:value="18.6744" calcext:value-type="float">
            <text:p>18.6744</text:p>
          </table:table-cell>
          <table:table-cell office:value-type="float" office:value="8.6452" calcext:value-type="float">
            <text:p>8.6452</text:p>
          </table:table-cell>
        </table:table-row>
        <table:table-row table:style-name="ro1">
          <table:table-cell office:value-type="string" calcext:value-type="string">
            <text:p>MinorGC</text:p>
          </table:table-cell>
          <table:table-cell office:value-type="float" office:value="149.1418" calcext:value-type="float">
            <text:p>149.1418</text:p>
          </table:table-cell>
          <table:table-cell office:value-type="float" office:value="230.2074" calcext:value-type="float">
            <text:p>230.2074</text:p>
          </table:table-cell>
          <table:table-cell office:value-type="float" office:value="162.7098" calcext:value-type="float">
            <text:p>162.7098</text:p>
          </table:table-cell>
          <table:table-cell office:value-type="float" office:value="54.5832" calcext:value-type="float">
            <text:p>54.5832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1068.3234" calcext:value-type="float">
            <text:p>1068.3234</text:p>
          </table:table-cell>
          <table:table-cell office:value-type="float" office:value="707.2348" calcext:value-type="float">
            <text:p>707.2348</text:p>
          </table:table-cell>
          <table:table-cell office:value-type="float" office:value="841.2268" calcext:value-type="float">
            <text:p>841.2268</text:p>
          </table:table-cell>
          <table:table-cell office:value-type="float" office:value="2049.1456" calcext:value-type="float">
            <text:p>2049.1456</text:p>
          </table:table-cell>
        </table:table-row>
        <table:table-row table:style-name="ro1">
          <table:table-cell office:value-type="string" calcext:value-type="string">
            <text:p>Paint</text:p>
          </table:table-cell>
          <table:table-cell office:value-type="float" office:value="564.5266" calcext:value-type="float">
            <text:p>564.5266</text:p>
          </table:table-cell>
          <table:table-cell office:value-type="float" office:value="294.0348" calcext:value-type="float">
            <text:p>294.0348</text:p>
          </table:table-cell>
          <table:table-cell office:value-type="float" office:value="351.0556" calcext:value-type="float">
            <text:p>351.0556</text:p>
          </table:table-cell>
          <table:table-cell office:value-type="float" office:value="1042.428" calcext:value-type="float">
            <text:p>1042.428</text:p>
          </table:table-cell>
        </table:table-row>
        <table:table-row table:style-name="ro1">
          <table:table-cell office:value-type="string" calcext:value-type="string">
            <text:p>mean_frame_time</text:p>
          </table:table-cell>
          <table:table-cell office:value-type="float" office:value="21.4596810747927" calcext:value-type="float">
            <text:p>21.4596810748</text:p>
          </table:table-cell>
          <table:table-cell office:value-type="float" office:value="19.9832546782053" calcext:value-type="float">
            <text:p>19.9832546782</text:p>
          </table:table-cell>
          <table:table-cell office:value-type="float" office:value="20.9330759536597" calcext:value-type="float">
            <text:p>20.9330759537</text:p>
          </table:table-cell>
          <table:table-cell office:value-type="float" office:value="19.1916655950937" calcext:value-type="float">
            <text:p>19.1916655951</text:p>
          </table:table-cell>
        </table:table-row>
        <table:table-row table:style-name="ro1">
          <table:table-cell office:value-type="string" calcext:value-type="string">
            <text:p>droppedFrameCount</text:p>
          </table:table-cell>
          <table:table-cell office:value-type="float" office:value="526.4" calcext:value-type="float">
            <text:p>526.4</text:p>
          </table:table-cell>
          <table:table-cell office:value-type="float" office:value="494" calcext:value-type="float">
            <text:p>494</text:p>
          </table:table-cell>
          <table:table-cell office:value-type="float" office:value="510.2" calcext:value-type="float">
            <text:p>510.2</text:p>
          </table:table-cell>
          <table:table-cell office:value-type="float" office:value="402.6" calcext:value-type="float">
            <text:p>402.6</text:p>
          </table:table-cell>
        </table:table-row>
        <table:table-row table:style-name="ro1">
          <table:table-cell office:value-type="string" calcext:value-type="string">
            <text:p>ExpensivePai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ensiveEventHandlers</text:p>
          </table:table-cell>
          <table:table-cell office:value-type="float" office:value="17.8" calcext:value-type="float">
            <text:p>17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PerLayout_avg</text:p>
          </table:table-cell>
          <table:table-cell office:value-type="float" office:value="4008.95831087152" calcext:value-type="float">
            <text:p>4008.9583108715</text:p>
          </table:table-cell>
          <table:table-cell office:value-type="float" office:value="5809.81714325976" calcext:value-type="float">
            <text:p>5809.8171432598</text:p>
          </table:table-cell>
          <table:table-cell office:value-type="float" office:value="5811.05877104377" calcext:value-type="float">
            <text:p>5811.0587710438</text:p>
          </table:table-cell>
          <table:table-cell office:value-type="float" office:value="3006.82571603113" calcext:value-type="float">
            <text:p>3006.8257160311</text:p>
          </table:table-cell>
        </table:table-row>
        <table:table-row table:style-name="ro1">
          <table:table-cell office:value-type="string" calcext:value-type="string">
            <text:p>frames_per_sec</text:p>
          </table:table-cell>
          <table:table-cell office:value-type="float" office:value="46.6040929297137" calcext:value-type="float">
            <text:p>46.6040929297</text:p>
          </table:table-cell>
          <table:table-cell office:value-type="float" office:value="50.3554778711748" calcext:value-type="float">
            <text:p>50.3554778712</text:p>
          </table:table-cell>
          <table:table-cell office:value-type="float" office:value="48.1906427018668" calcext:value-type="float">
            <text:p>48.1906427019</text:p>
          </table:table-cell>
          <table:table-cell office:value-type="float" office:value="52.1068616635758" calcext:value-type="float">
            <text:p>52.1068616636</text:p>
          </table:table-cell>
        </table:table-row>
        <table:table-row table:style-name="ro1">
          <table:table-cell office:value-type="string" calcext:value-type="string">
            <text:p>percentage_smooth</text:p>
          </table:table-cell>
          <table:table-cell office:value-type="float" office:value="67.6822668863239" calcext:value-type="float">
            <text:p>67.6822668863</text:p>
          </table:table-cell>
          <table:table-cell office:value-type="float" office:value="73.7353918465135" calcext:value-type="float">
            <text:p>73.7353918465</text:p>
          </table:table-cell>
          <table:table-cell office:value-type="float" office:value="76.1143141412983" calcext:value-type="float">
            <text:p>76.1143141413</text:p>
          </table:table-cell>
          <table:table-cell office:value-type="float" office:value="77.33578763663" calcext:value-type="float">
            <text:p>77.3357876366</text:p>
          </table:table-cell>
        </table:table-row>
        <table:table-row table:style-name="ro1">
          <table:table-cell office:value-type="string" calcext:value-type="string">
            <text:p>domReadyTime</text:p>
          </table:table-cell>
          <table:table-cell office:value-type="float" office:value="22.8" calcext:value-type="float">
            <text:p>22.8</text:p>
          </table:table-cell>
          <table:table-cell office:value-type="float" office:value="726.8" calcext:value-type="float">
            <text:p>726.8</text:p>
          </table:table-cell>
          <table:table-cell office:value-type="float" office:value="625.8" calcext:value-type="float">
            <text:p>625.8</text:p>
          </table:table-cell>
          <table:table-cell office:value-type="float" office:value="18.2" calcext:value-type="float">
            <text:p>1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8:39:49.253786169</dc:date>
    <dc:creator>Sebastián </dc:creator>
    <meta:editing-duration>PT5M57S</meta:editing-duration>
    <meta:editing-cycles>3</meta:editing-cycles>
    <meta:generator>LibreOffice/5.0.3.2$Linux_X86_64 LibreOffice_project/00m0$Build-2</meta:generator>
    <meta:document-statistic meta:table-count="1" meta:cell-count="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454cm" style:legend-expansion="high" chart:style-name="ch2"/>
        <chart:plot-area chart:style-name="ch3" table:cell-range-address="results.A1:results.E2" chart:data-source-has-labels="both" svg:x="1.331cm" svg:y="0.18cm" svg:width="11.16cm" svg:height="8.64cm">
          <chartooo:coordinate-region svg:x="1.952cm" svg:y="0.38cm" svg:width="10.539cm" svg:height="7.793cm"/>
          <chart:axis chart:dimension="x" chart:name="primary-x" chart:style-name="ch4" chartooo:axis-type="auto">
            <chartooo:date-scale/>
            <chart:categories table:cell-range-address="results.A2:results.A2"/>
          </chart:axis>
          <chart:axis chart:dimension="y" chart:name="primary-y" chart:style-name="ch5">
            <chart:title svg:x="0.451cm" svg:y="5.92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2:results.B2" chart:label-cell-address="results.B1:results.B1" chart:class="chart:bar">
            <chart:data-point/>
          </chart:series>
          <chart:series chart:style-name="ch9" chart:values-cell-range-address="results.C2:results.C2" chart:label-cell-address="results.C1:results.C1" chart:class="chart:bar">
            <chart:data-point/>
          </chart:series>
          <chart:series chart:style-name="ch10" chart:values-cell-range-address="results.D2:results.D2" chart:label-cell-address="results.D1:results.D1" chart:class="chart:bar">
            <chart:data-point/>
          </chart:series>
          <chart:series chart:style-name="ch11" chart:values-cell-range-address="results.E2:results.E2" chart:label-cell-address="results.E1:results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jorGC</text:p>
                <draw:g>
                  <svg:desc>results.A2:results.A2</svg:desc>
                </draw:g>
              </table:table-cell>
              <table:table-cell office:value-type="float" office:value="10.4086">
                <text:p>10.4086</text:p>
                <draw:g>
                  <svg:desc>results.B2:results.B2</svg:desc>
                </draw:g>
              </table:table-cell>
              <table:table-cell office:value-type="float" office:value="21.4694">
                <text:p>21.4694</text:p>
                <draw:g>
                  <svg:desc>results.C2:results.C2</svg:desc>
                </draw:g>
              </table:table-cell>
              <table:table-cell office:value-type="float" office:value="18.6744">
                <text:p>18.6744</text:p>
                <draw:g>
                  <svg:desc>results.D2:results.D2</svg:desc>
                </draw:g>
              </table:table-cell>
              <table:table-cell office:value-type="float" office:value="8.6452">
                <text:p>8.6452</text:p>
                <draw:g>
                  <svg:desc>results.E2:result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454cm" style:legend-expansion="high" chart:style-name="ch2"/>
        <chart:plot-area chart:style-name="ch3" table:cell-range-address="results.A3:results.E3" chart:data-source-has-labels="both" svg:x="1.331cm" svg:y="0.18cm" svg:width="11.16cm" svg:height="8.64cm">
          <chartooo:coordinate-region svg:x="2.138cm" svg:y="0.379cm" svg:width="10.353cm" svg:height="7.794cm"/>
          <chart:axis chart:dimension="x" chart:name="primary-x" chart:style-name="ch4" chartooo:axis-type="auto">
            <chartooo:date-scale/>
            <chart:categories table:cell-range-address="results.A3:results.A3"/>
          </chart:axis>
          <chart:axis chart:dimension="y" chart:name="primary-y" chart:style-name="ch5">
            <chart:title svg:x="0.451cm" svg:y="5.92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3:results.B3" loext:label-string="react" chart:class="chart:bar">
            <chart:data-point/>
          </chart:series>
          <chart:series chart:style-name="ch9" chart:values-cell-range-address="results.C3:results.C3" loext:label-string="ember" chart:class="chart:bar">
            <chart:data-point/>
          </chart:series>
          <chart:series chart:style-name="ch10" chart:values-cell-range-address="results.D3:results.D3" loext:label-string="ember2" chart:class="chart:bar">
            <chart:data-point/>
          </chart:series>
          <chart:series chart:style-name="ch11" chart:values-cell-range-address="results.E3:results.E3" loext:label-string="incrementaldom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</table:table-cell>
              <table:table-cell office:value-type="string">
                <text:p>ember</text:p>
              </table:table-cell>
              <table:table-cell office:value-type="string">
                <text:p>ember2</text:p>
              </table:table-cell>
              <table:table-cell office:value-type="string">
                <text:p>incrementaldom</text:p>
              </table:table-cell>
            </table:table-row>
          </table:table-header-rows>
          <table:table-rows>
            <table:table-row>
              <table:table-cell office:value-type="string">
                <text:p>MinorGC</text:p>
                <draw:g>
                  <svg:desc>results.A3:results.A3</svg:desc>
                </draw:g>
              </table:table-cell>
              <table:table-cell office:value-type="float" office:value="149.1418">
                <text:p>149.1418</text:p>
                <draw:g>
                  <svg:desc>results.B3:results.B3</svg:desc>
                </draw:g>
              </table:table-cell>
              <table:table-cell office:value-type="float" office:value="230.2074">
                <text:p>230.2074</text:p>
                <draw:g>
                  <svg:desc>results.C3:results.C3</svg:desc>
                </draw:g>
              </table:table-cell>
              <table:table-cell office:value-type="float" office:value="162.7098">
                <text:p>162.7098</text:p>
                <draw:g>
                  <svg:desc>results.D3:results.D3</svg:desc>
                </draw:g>
              </table:table-cell>
              <table:table-cell office:value-type="float" office:value="54.5832">
                <text:p>54.5832</text:p>
                <draw:g>
                  <svg:desc>results.E3:result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454cm" style:legend-expansion="high" chart:style-name="ch2"/>
        <chart:plot-area chart:style-name="ch3" table:cell-range-address="results.A4:results.E5" chart:data-source-has-labels="both" svg:x="1.331cm" svg:y="0.18cm" svg:width="11.16cm" svg:height="8.64cm">
          <chartooo:coordinate-region svg:x="2.323cm" svg:y="0.379cm" svg:width="10.168cm" svg:height="7.794cm"/>
          <chart:axis chart:dimension="x" chart:name="primary-x" chart:style-name="ch4" chartooo:axis-type="auto">
            <chartooo:date-scale/>
            <chart:categories table:cell-range-address="results.A4:results.A5"/>
          </chart:axis>
          <chart:axis chart:dimension="y" chart:name="primary-y" chart:style-name="ch5">
            <chart:title svg:x="0.451cm" svg:y="5.92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4:results.B5" loext:label-string="react" chart:class="chart:bar">
            <chart:data-point chart:repeated="2"/>
            <loext:propertry-mapping loext:property="BorderColor" loext:cell-range-address=""/>
          </chart:series>
          <chart:series chart:style-name="ch9" chart:values-cell-range-address="results.C4:results.C5" loext:label-string="ember" chart:class="chart:bar">
            <chart:data-point chart:repeated="2"/>
          </chart:series>
          <chart:series chart:style-name="ch10" chart:values-cell-range-address="results.D4:results.D5" loext:label-string="ember2" chart:class="chart:bar">
            <chart:data-point chart:repeated="2"/>
          </chart:series>
          <chart:series chart:style-name="ch11" chart:values-cell-range-address="results.E4:results.E5" loext:label-string="incrementaldom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</table:table-cell>
              <table:table-cell office:value-type="string">
                <text:p/>
              </table:table-cell>
              <table:table-cell office:value-type="string">
                <text:p>ember</text:p>
              </table:table-cell>
              <table:table-cell office:value-type="string">
                <text:p>ember2</text:p>
              </table:table-cell>
              <table:table-cell office:value-type="string">
                <text:p>incrementaldom</text:p>
              </table:table-cell>
            </table:table-row>
          </table:table-header-rows>
          <table:table-rows>
            <table:table-row>
              <table:table-cell office:value-type="string">
                <text:p>Layout</text:p>
                <draw:g>
                  <svg:desc>results.A4:results.A5</svg:desc>
                </draw:g>
              </table:table-cell>
              <table:table-cell office:value-type="float" office:value="1068.3234">
                <text:p>1068.3234</text:p>
                <draw:g>
                  <svg:desc>results.B4:results.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07.2348">
                <text:p>707.2348</text:p>
                <draw:g>
                  <svg:desc>results.C4:results.C5</svg:desc>
                </draw:g>
              </table:table-cell>
              <table:table-cell office:value-type="float" office:value="841.2268">
                <text:p>841.2268</text:p>
                <draw:g>
                  <svg:desc>results.D4:results.D5</svg:desc>
                </draw:g>
              </table:table-cell>
              <table:table-cell office:value-type="float" office:value="2049.1456">
                <text:p>2049.1456</text:p>
                <draw:g>
                  <svg:desc>results.E4:results.E5</svg:desc>
                </draw:g>
              </table:table-cell>
            </table:table-row>
            <table:table-row>
              <table:table-cell office:value-type="string">
                <text:p>Paint</text:p>
              </table:table-cell>
              <table:table-cell office:value-type="float" office:value="564.5266">
                <text:p>564.5266</text:p>
              </table:table-cell>
              <table:table-cell office:value-type="float" office:value="NaN">
                <text:p>NaN</text:p>
              </table:table-cell>
              <table:table-cell office:value-type="float" office:value="294.0348">
                <text:p>294.0348</text:p>
              </table:table-cell>
              <table:table-cell office:value-type="float" office:value="351.0556">
                <text:p>351.0556</text:p>
              </table:table-cell>
              <table:table-cell office:value-type="float" office:value="1042.428">
                <text:p>1042.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454cm" style:legend-expansion="high" chart:style-name="ch2"/>
        <chart:plot-area chart:style-name="ch3" table:cell-range-address="results.A7:results.E7" chart:data-source-has-labels="both" svg:x="1.331cm" svg:y="0.18cm" svg:width="11.16cm" svg:height="8.64cm">
          <chartooo:coordinate-region svg:x="2.138cm" svg:y="0.379cm" svg:width="10.353cm" svg:height="7.794cm"/>
          <chart:axis chart:dimension="x" chart:name="primary-x" chart:style-name="ch4" chartooo:axis-type="auto">
            <chartooo:date-scale/>
            <chart:categories table:cell-range-address="results.A7:results.A7"/>
          </chart:axis>
          <chart:axis chart:dimension="y" chart:name="primary-y" chart:style-name="ch5">
            <chart:title svg:x="0.451cm" svg:y="6.105cm" chart:style-name="ch6">
              <text:p>count (lower is better)</text:p>
            </chart:title>
            <chart:grid chart:style-name="ch7" chart:class="major"/>
          </chart:axis>
          <chart:series chart:style-name="ch8" chart:values-cell-range-address="results.B7:results.B7" loext:label-string="react" chart:class="chart:bar">
            <chart:data-point/>
          </chart:series>
          <chart:series chart:style-name="ch9" chart:values-cell-range-address="results.C7:results.C7" loext:label-string="ember" chart:class="chart:bar">
            <chart:data-point/>
          </chart:series>
          <chart:series chart:style-name="ch10" chart:values-cell-range-address="results.D7:results.D7" loext:label-string="ember2" chart:class="chart:bar">
            <chart:data-point/>
          </chart:series>
          <chart:series chart:style-name="ch11" chart:values-cell-range-address="results.E7:results.E7" loext:label-string="incrementaldom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</table:table-cell>
              <table:table-cell office:value-type="string">
                <text:p>ember</text:p>
              </table:table-cell>
              <table:table-cell office:value-type="string">
                <text:p>ember2</text:p>
              </table:table-cell>
              <table:table-cell office:value-type="string">
                <text:p>incrementaldom</text:p>
              </table:table-cell>
            </table:table-row>
          </table:table-header-rows>
          <table:table-rows>
            <table:table-row>
              <table:table-cell office:value-type="string">
                <text:p>droppedFrameCount</text:p>
                <draw:g>
                  <svg:desc>results.A7:results.A7</svg:desc>
                </draw:g>
              </table:table-cell>
              <table:table-cell office:value-type="float" office:value="526.4">
                <text:p>526.4</text:p>
                <draw:g>
                  <svg:desc>results.B7:results.B7</svg:desc>
                </draw:g>
              </table:table-cell>
              <table:table-cell office:value-type="float" office:value="494">
                <text:p>494</text:p>
                <draw:g>
                  <svg:desc>results.C7:results.C7</svg:desc>
                </draw:g>
              </table:table-cell>
              <table:table-cell office:value-type="float" office:value="510.2">
                <text:p>510.2</text:p>
                <draw:g>
                  <svg:desc>results.D7:results.D7</svg:desc>
                </draw:g>
              </table:table-cell>
              <table:table-cell office:value-type="float" office:value="402.6">
                <text:p>402.6</text:p>
                <draw:g>
                  <svg:desc>results.E7:results.E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